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lgun Gothic" svg:font-family="'Malgun Gothic'" style:font-family-generic="roman" style:font-pitch="variable"/>
    <style:font-face style:name="Malgun Gothic1" svg:font-family="'Malgun Gothic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표1" style:family="table">
      <style:table-properties style:width="15.928cm" fo:margin-left="0.018cm" fo:margin-top="0cm" fo:margin-bottom="0cm" table:align="left" style:writing-mode="lr-tb"/>
    </style:style>
    <style:style style:name="표1.A" style:family="table-column">
      <style:table-column-properties style:column-width="2.565cm"/>
    </style:style>
    <style:style style:name="표1.B" style:family="table-column">
      <style:table-column-properties style:column-width="2.33cm"/>
    </style:style>
    <style:style style:name="표1.C" style:family="table-column">
      <style:table-column-properties style:column-width="3.784cm"/>
    </style:style>
    <style:style style:name="표1.D" style:family="table-column">
      <style:table-column-properties style:column-width="2.487cm"/>
    </style:style>
    <style:style style:name="표1.E" style:family="table-column">
      <style:table-column-properties style:column-width="4.763cm"/>
    </style:style>
    <style:style style:name="표1.1" style:family="table-row">
      <style:table-row-properties style:min-row-height="0.741cm" fo:keep-together="auto"/>
    </style:style>
    <style:style style:name="표1.A1" style:family="table-cell">
      <style:table-cell-properties style:vertical-align="middle" fo:padding="0.176cm" fo:border="1pt solid #000000"/>
    </style:style>
    <style:style style:name="표1.B1" style:family="table-cell">
      <style:table-cell-properties style:vertical-align="middle" fo:background-color="transparent" fo:padding="0.176cm" fo:border="1pt solid #000000">
        <style:background-image/>
      </style:table-cell-properties>
    </style:style>
    <style:style style:name="표1.3" style:family="table-row">
      <style:table-row-properties style:min-row-height="0.706cm" fo:keep-together="auto"/>
    </style:style>
    <style:style style:name="표1.7" style:family="table-row">
      <style:table-row-properties style:min-row-height="2.365cm" fo:keep-together="auto"/>
    </style:style>
    <style:style style:name="표1.8" style:family="table-row">
      <style:table-row-properties style:min-row-height="2.103cm" fo:keep-together="auto"/>
    </style:style>
    <style:style style:name="표1.9" style:family="table-row">
      <style:table-row-properties style:min-row-height="0.062cm" fo:keep-together="auto"/>
    </style:style>
    <style:style style:name="표1.B9" style:family="table-cell">
      <style:table-cell-properties style:vertical-align="middle" fo:background-color="transparent" fo:padding="0.176cm" fo:border-left="1pt solid #000000" fo:border-right="none" fo:border-top="1pt solid #000000" fo:border-bottom="1pt solid #000000">
        <style:background-image/>
      </style:table-cell-properties>
    </style:style>
    <style:style style:name="표1.A10" style:family="table-cell">
      <style:table-cell-properties style:vertical-align="middle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표1.B10" style:family="table-cell">
      <style:table-cell-properties style:vertical-align="middle" fo:background-color="transparent" fo:padding="0.176cm" fo:border-left="1pt solid #000000" fo:border-right="none" fo:border-top="none" fo:border-bottom="1pt solid #000000">
        <style:background-image/>
      </style:table-cell-properties>
    </style:style>
    <style:style style:name="P1" style:family="paragraph" style:parent-style-name="normal">
      <style:paragraph-properties fo:margin-top="0.423cm" fo:margin-bottom="0.247cm" style:contextual-spacing="false" fo:line-height="7%" fo:text-align="center" style:justify-single-word="false" fo:orphans="0" fo:widows="0"/>
    </style:style>
    <style:style style:name="P2" style:family="paragraph" style:parent-style-name="normal">
      <style:paragraph-properties fo:margin-top="0.423cm" fo:margin-bottom="0.423cm" style:contextual-spacing="false" fo:line-height="100%" fo:text-align="end" style:justify-single-word="false"/>
      <style:text-properties officeooo:paragraph-rsid="000971d5"/>
    </style:style>
    <style:style style:name="P3" style:family="paragraph" style:parent-style-name="normal" style:master-page-name="Standard">
      <style:paragraph-properties fo:margin-top="0.423cm" fo:margin-bottom="0cm" style:contextual-spacing="false" fo:line-height="100%" fo:text-align="center" style:justify-single-word="false" style:page-number="1"/>
      <style:text-properties style:font-name="Malgun Gothic" fo:font-size="20pt" fo:font-weight="bold" style:font-name-asian="Malgun Gothic1" style:font-size-asian="20pt" style:font-weight-asian="bold" style:font-name-complex="Malgun Gothic1" style:font-size-complex="20pt"/>
    </style:style>
    <style:style style:name="P4" style:family="paragraph" style:parent-style-name="normal">
      <style:paragraph-properties fo:margin-top="0.423cm" fo:margin-bottom="0.247cm" style:contextual-spacing="false" fo:line-height="7%" fo:text-align="center" style:justify-single-word="false" fo:orphans="0" fo:widows="0"/>
      <style:text-properties style:font-name="Malgun Gothic" fo:font-size="10pt" fo:font-weight="bold" style:font-name-asian="Malgun Gothic1" style:font-size-asian="10pt" style:font-weight-asian="bold" style:font-name-complex="Malgun Gothic1" style:font-size-complex="10pt"/>
    </style:style>
    <style:style style:name="P5" style:family="paragraph" style:parent-style-name="normal">
      <style:paragraph-properties fo:margin-top="0.423cm" fo:margin-bottom="0.423cm" style:contextual-spacing="false" fo:line-height="7%" fo:text-align="center" style:justify-single-word="false" fo:orphans="0" fo:widows="0"/>
      <style:text-properties style:font-name="Malgun Gothic" fo:font-size="10pt" fo:font-weight="bold" style:font-name-asian="Malgun Gothic1" style:font-size-asian="10pt" style:font-weight-asian="bold" style:font-name-complex="Malgun Gothic1" style:font-size-complex="10pt"/>
    </style:style>
    <style:style style:name="P6" style:family="paragraph" style:parent-style-name="normal">
      <style:paragraph-properties fo:margin-top="0.423cm" fo:margin-bottom="0.247cm" style:contextual-spacing="false" fo:line-height="100%" fo:text-align="center" style:justify-single-word="false" fo:orphans="0" fo:widows="0"/>
      <style:text-properties style:font-name="Malgun Gothic" fo:font-size="10pt" fo:font-weight="bold" style:font-name-asian="Malgun Gothic1" style:font-size-asian="10pt" style:font-weight-asian="bold" style:font-name-complex="Malgun Gothic1" style:font-size-complex="10pt"/>
    </style:style>
    <style:style style:name="P7" style:family="paragraph" style:parent-style-name="normal">
      <style:paragraph-properties fo:margin-top="0.423cm" fo:margin-bottom="0.423cm" style:contextual-spacing="false" fo:line-height="115%" fo:text-align="center" style:justify-single-word="false" fo:orphans="0" fo:widows="0"/>
      <style:text-properties style:font-name="Malgun Gothic" fo:font-size="10pt" fo:font-weight="bold" style:font-name-asian="Malgun Gothic1" style:font-size-asian="10pt" style:font-weight-asian="bold" style:font-name-complex="Malgun Gothic1" style:font-size-complex="10pt"/>
    </style:style>
    <style:style style:name="P8" style:family="paragraph" style:parent-style-name="normal">
      <style:paragraph-properties fo:margin-top="0.423cm" fo:margin-bottom="0.247cm" style:contextual-spacing="false" fo:line-height="7%" fo:text-align="center" style:justify-single-word="false" fo:orphans="0" fo:widows="0"/>
      <style:text-properties style:font-name="Malgun Gothic" fo:font-size="10pt" style:font-name-asian="Malgun Gothic1" style:font-size-asian="10pt" style:font-name-complex="Malgun Gothic1" style:font-size-complex="10pt"/>
    </style:style>
    <style:style style:name="P9" style:family="paragraph" style:parent-style-name="normal">
      <style:paragraph-properties fo:margin-top="0.423cm" fo:margin-bottom="0cm" style:contextual-spacing="false" fo:line-height="7%" fo:text-align="center" style:justify-single-word="false" fo:orphans="0" fo:widows="0"/>
      <style:text-properties style:font-name="Malgun Gothic" fo:font-size="10pt" style:font-name-asian="Malgun Gothic1" style:font-size-asian="10pt" style:font-name-complex="Malgun Gothic1" style:font-size-complex="10pt"/>
    </style:style>
    <style:style style:name="P10" style:family="paragraph" style:parent-style-name="normal">
      <style:paragraph-properties fo:margin-top="0.423cm" fo:margin-bottom="0.247cm" style:contextual-spacing="false" fo:line-height="7%" fo:orphans="0" fo:widows="0"/>
      <style:text-properties style:font-name="Malgun Gothic" fo:font-size="10pt" officeooo:rsid="00040b45" officeooo:paragraph-rsid="00040b45" style:font-name-asian="Malgun Gothic1" style:font-size-asian="10pt" style:font-name-complex="Malgun Gothic1" style:font-size-complex="10pt"/>
    </style:style>
    <style:style style:name="P11" style:family="paragraph" style:parent-style-name="normal">
      <style:paragraph-properties fo:margin-top="0.423cm" fo:margin-bottom="0.247cm" style:contextual-spacing="false" fo:line-height="7%" fo:orphans="0" fo:widows="0"/>
      <style:text-properties style:font-name="Malgun Gothic" fo:font-size="10pt" officeooo:rsid="00040b45" officeooo:paragraph-rsid="000b108a" style:font-name-asian="Malgun Gothic1" style:font-size-asian="10pt" style:font-name-complex="Malgun Gothic1" style:font-size-complex="10pt"/>
    </style:style>
    <style:style style:name="P12" style:family="paragraph" style:parent-style-name="normal">
      <style:paragraph-properties fo:margin-top="0cm" fo:margin-bottom="0cm" style:contextual-spacing="false" fo:line-height="100%" fo:orphans="0" fo:widows="0"/>
      <style:text-properties style:font-name="Malgun Gothic" fo:font-size="10pt" officeooo:rsid="00040b45" style:font-name-asian="Malgun Gothic1" style:font-size-asian="10pt" style:font-name-complex="Malgun Gothic1" style:font-size-complex="10pt"/>
    </style:style>
    <style:style style:name="P1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style:font-name="Malgun Gothic" fo:font-size="10pt" officeooo:rsid="00040b45" officeooo:paragraph-rsid="00072e27" style:font-name-asian="Malgun Gothic1" style:font-size-asian="10pt" style:font-name-complex="Malgun Gothic1" style:font-size-complex="10pt"/>
    </style:style>
    <style:style style:name="P14" style:family="paragraph" style:parent-style-name="normal">
      <style:paragraph-properties fo:margin-top="0.423cm" fo:margin-bottom="0.247cm" style:contextual-spacing="false" fo:line-height="7%" fo:orphans="0" fo:widows="0"/>
      <style:text-properties style:font-name="Malgun Gothic" fo:font-size="10pt" officeooo:rsid="00054945" officeooo:paragraph-rsid="00054945" style:font-name-asian="Malgun Gothic1" style:font-size-asian="10pt" style:font-name-complex="Malgun Gothic1" style:font-size-complex="10pt"/>
    </style:style>
    <style:style style:name="P15" style:family="paragraph" style:parent-style-name="normal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/>
      <style:text-properties style:font-name="Malgun Gothic" fo:font-size="10pt" officeooo:rsid="00054945" officeooo:paragraph-rsid="00054945" style:font-name-asian="Malgun Gothic1" style:font-size-asian="10pt" style:font-name-complex="Malgun Gothic1" style:font-size-complex="10pt"/>
    </style:style>
    <style:style style:name="P16" style:family="paragraph" style:parent-style-name="normal"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/>
      <style:text-properties style:font-name="Malgun Gothic" fo:font-size="10pt" officeooo:paragraph-rsid="00054945" style:font-name-asian="Malgun Gothic1" style:font-size-asian="10pt" style:font-name-complex="Malgun Gothic1" style:font-size-complex="10pt"/>
    </style:style>
    <style:style style:name="P17" style:family="paragraph" style:parent-style-name="normal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/>
      <style:text-properties style:font-name="Malgun Gothic" fo:font-size="10pt" officeooo:paragraph-rsid="00054945" style:font-name-asian="Malgun Gothic1" style:font-size-asian="10pt" style:font-name-complex="Malgun Gothic1" style:font-size-complex="10pt"/>
    </style:style>
    <style:style style:name="P18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font-size="10pt" style:font-size-asian="10pt" style:font-size-complex="10pt"/>
    </style:style>
    <style:style style:name="T1" style:family="text">
      <style:text-properties style:font-name="Malgun Gothic" style:font-name-asian="Malgun Gothic1" style:font-name-complex="Malgun Gothic1"/>
    </style:style>
    <style:style style:name="T2" style:family="text">
      <style:text-properties style:font-name="Malgun Gothic" officeooo:rsid="00040b45" style:font-name-asian="Malgun Gothic1" style:font-name-complex="Malgun Gothic1"/>
    </style:style>
    <style:style style:name="T3" style:family="text">
      <style:text-properties style:font-name="Malgun Gothic" officeooo:rsid="000971d5" style:font-name-asian="Malgun Gothic1" style:font-name-complex="Malgun Gothic1"/>
    </style:style>
    <style:style style:name="T4" style:family="text">
      <style:text-properties style:font-name="Malgun Gothic" fo:font-size="10pt" style:font-name-asian="Malgun Gothic1" style:font-size-asian="10pt" style:font-name-complex="Malgun Gothic1" style:font-size-complex="10pt"/>
    </style:style>
    <style:style style:name="T5" style:family="text">
      <style:text-properties style:font-name="Malgun Gothic" fo:font-size="10pt" officeooo:rsid="00040b45" style:font-name-asian="Malgun Gothic1" style:font-size-asian="10pt" style:font-name-complex="Malgun Gothic1" style:font-size-complex="10pt"/>
    </style:style>
    <style:style style:name="T6" style:family="text">
      <style:text-properties officeooo:rsid="00054945"/>
    </style:style>
    <style:style style:name="T7" style:family="text">
      <style:text-properties officeooo:rsid="00072e27"/>
    </style:style>
    <style:style style:name="T8" style:family="text">
      <style:text-properties officeooo:rsid="000b10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프로젝트 개발 계획서</text:p>
      <text:p text:style-name="P2"><text:span text:style-name="T1">제출일 : 2023년</text:span><text:span text:style-name="T2">12</text:span><text:span text:style-name="T1">월 1</text:span><text:span text:style-name="T3">8</text:span><text:span text:style-name="T1">일</text:span></text:p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E"/>
        <table:table-row table:style-name="표1.1">
          <table:table-cell table:style-name="표1.A1" office:value-type="string">
            <text:p text:style-name="P4">참여인원</text:p>
          </table:table-cell>
          <table:table-cell table:style-name="표1.B1" table:number-columns-spanned="4" office:value-type="string">
            <text:p text:style-name="P18">김민형, 서주현, 손웅철, 이수빈</text:p>
          </table:table-cell>
          <table:covered-table-cell/>
          <table:covered-table-cell/>
          <table:covered-table-cell/>
        </table:table-row>
        <table:table-row table:style-name="표1.1">
          <table:table-cell table:style-name="표1.A1" table:number-columns-spanned="5" office:value-type="string">
            <text:p text:style-name="P4">프로젝트 소개</text:p>
          </table:table-cell>
          <table:covered-table-cell/>
          <table:covered-table-cell/>
          <table:covered-table-cell/>
          <table:covered-table-cell/>
        </table:table-row>
        <table:table-row table:style-name="표1.3">
          <table:table-cell table:style-name="표1.B1" office:value-type="string">
            <text:p text:style-name="P4">활동일시</text:p>
          </table:table-cell>
          <table:table-cell table:style-name="표1.B1" table:number-columns-spanned="2" office:value-type="string">
            <text:p text:style-name="P8">1<text:span text:style-name="T6">2/18~12/23</text:span></text:p>
          </table:table-cell>
          <table:covered-table-cell/>
          <table:table-cell table:style-name="표1.B1" office:value-type="string">
            <text:p text:style-name="P4">장소</text:p>
          </table:table-cell>
          <table:table-cell table:style-name="표1.B1" office:value-type="string">
            <text:p text:style-name="P9">광주인력개발원</text:p>
            <text:p text:style-name="P1"><text:span text:style-name="T4">공학 </text:span><text:span text:style-name="T5">1관 생산정보시스템실</text:span></text:p>
          </table:table-cell>
        </table:table-row>
        <table:table-row table:style-name="표1.1">
          <table:table-cell table:style-name="표1.B1" office:value-type="string">
            <text:p text:style-name="P4">주요 주제</text:p>
          </table:table-cell>
          <table:table-cell table:style-name="표1.B1" table:number-columns-spanned="4" office:value-type="string">
            <text:p text:style-name="P10">농산물 가격 데이터 수집 및 시각화</text:p>
          </table:table-cell>
          <table:covered-table-cell/>
          <table:covered-table-cell/>
          <table:covered-table-cell/>
        </table:table-row>
        <table:table-row table:style-name="표1.1">
          <table:table-cell table:style-name="표1.B1" office:value-type="string">
            <text:p text:style-name="P4">개발목적</text:p>
          </table:table-cell>
          <table:table-cell table:style-name="표1.B1" table:number-columns-spanned="4" office:value-type="string">
            <text:p text:style-name="P14">(C / Python) TCP / IP 소켓 프로그래밍 역량 향상</text:p>
          </table:table-cell>
          <table:covered-table-cell/>
          <table:covered-table-cell/>
          <table:covered-table-cell/>
        </table:table-row>
        <table:table-row table:style-name="표1.1">
          <table:table-cell table:style-name="표1.B1" office:value-type="string">
            <text:p text:style-name="P4">개발환경</text:p>
          </table:table-cell>
          <table:table-cell table:style-name="표1.B1" table:number-columns-spanned="4" office:value-type="string">
            <text:p text:style-name="P11">Ubuntu<text:span text:style-name="T6">22.04.3 </text:span><text:span text:style-name="T8">Linux os</text:span>, Pycharm, Python <text:span text:style-name="T6">3.9, V</text:span><text:span text:style-name="T7">scode.</text:span></text:p>
          </table:table-cell>
          <table:covered-table-cell/>
          <table:covered-table-cell/>
          <table:covered-table-cell/>
        </table:table-row>
        <table:table-row table:style-name="표1.7">
          <table:table-cell table:style-name="표1.B1" office:value-type="string">
            <text:p text:style-name="P6">구현 예정 기능</text:p>
          </table:table-cell>
          <table:table-cell table:style-name="표1.B1" table:number-columns-spanned="4" office:value-type="string">
            <text:p text:style-name="P12">- 서버에서 받은 데이터를 활용해 분석 내용 시각화</text:p>
            <text:p text:style-name="P12">- Qt Designer를 활용해 GUI 생성</text:p>
            <text:p text:style-name="P12">- C 메인서버 와 Python 클라이언트의 네트워킹</text:p>
          </table:table-cell>
          <table:covered-table-cell/>
          <table:covered-table-cell/>
          <table:covered-table-cell/>
        </table:table-row>
        <table:table-row table:style-name="표1.8">
          <table:table-cell table:style-name="표1.B1" office:value-type="string">
            <text:p text:style-name="P5">예상 문제점</text:p>
          </table:table-cell>
          <table:table-cell table:style-name="표1.B1" table:number-columns-spanned="4" office:value-type="string">
            <text:p text:style-name="P13">- C 메인서버 와 Python 클라이언트의 송수신 오류</text:p>
          </table:table-cell>
          <table:covered-table-cell/>
          <table:covered-table-cell/>
          <table:covered-table-cell/>
        </table:table-row>
        <table:table-row table:style-name="표1.9">
          <table:table-cell table:style-name="표1.B1" table:number-rows-spanned="4" office:value-type="string">
            <text:p text:style-name="P7">개발 파트</text:p>
          </table:table-cell>
          <table:table-cell table:style-name="표1.B9" office:value-type="string">
            <text:p text:style-name="P16">김민형</text:p>
          </table:table-cell>
          <table:table-cell table:style-name="표1.B1" table:number-columns-spanned="3" office:value-type="string">
            <text:p text:style-name="P15">Python 클라이언트 구축 및 C 메인서버 구축</text:p>
          </table:table-cell>
          <table:covered-table-cell/>
          <table:covered-table-cell/>
        </table:table-row>
        <table:table-row table:style-name="표1.9">
          <table:covered-table-cell table:style-name="표1.A10"/>
          <table:table-cell table:style-name="표1.B10" office:value-type="string">
            <text:p text:style-name="P16">서주현</text:p>
          </table:table-cell>
          <table:table-cell table:style-name="표1.A10" table:number-columns-spanned="3" office:value-type="string">
            <text:p text:style-name="P15">Python 클라이언트 구축</text:p>
          </table:table-cell>
          <table:covered-table-cell/>
          <table:covered-table-cell/>
        </table:table-row>
        <table:table-row table:style-name="표1.9">
          <table:covered-table-cell table:style-name="표1.A10"/>
          <table:table-cell table:style-name="표1.B10" office:value-type="string">
            <text:p text:style-name="P16">손웅철</text:p>
          </table:table-cell>
          <table:table-cell table:style-name="표1.A10" table:number-columns-spanned="3" office:value-type="string">
            <text:p text:style-name="P17">자료수집 / C</text:p>
          </table:table-cell>
          <table:covered-table-cell/>
          <table:covered-table-cell/>
        </table:table-row>
        <table:table-row table:style-name="표1.9">
          <table:covered-table-cell table:style-name="표1.A10"/>
          <table:table-cell table:style-name="표1.B10" office:value-type="string">
            <text:p text:style-name="P16">이수빈</text:p>
          </table:table-cell>
          <table:table-cell table:style-name="표1.A10" table:number-columns-spanned="3" office:value-type="string">
            <text:p text:style-name="P15">C 메인서버 구축</text:p>
          </table:table-cell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lgun Gothic" svg:font-family="'Malgun Gothic'" style:font-family-generic="roman" style:font-pitch="variable"/>
    <style:font-face style:name="Malgun Gothic1" svg:font-family="'Malgun Gothic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ko" fo:country="KR" style:letter-kerning="false" style:font-name-asian="Arial1" style:font-size-asian="11pt" style:language-asian="ko" style:country-asian="KR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ko" fo:country="KR" style:letter-kerning="false" style:font-name-asian="Arial1" style:font-size-asian="11pt" style:language-asian="ko" style:country-asian="KR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5T14:53:45.307246924</dc:date>
    <meta:editing-duration>PT9M49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1" meta:paragraph-count="31" meta:word-count="252" meta:character-count="419" meta:non-whitespace-character-count="346"/>
  </office:meta>
</office:document-meta>
</file>